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3.334cm"/>
    </style:style>
    <style:style style:name="Таблица3.B" style:family="table-column">
      <style:table-column-properties style:column-width="7.999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none" fo:border-right="none" fo:border-top="0.25pt solid #000000" fo:border-bottom="none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1.1" style:family="table-row">
      <style:table-row-properties style:min-row-height="0.953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Georgia" fo:font-size="18pt" fo:font-weight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text-properties style:font-name="Georgia1"/>
    </style:style>
    <style:style style:name="P4" style:family="paragraph" style:parent-style-name="Table_20_Contents">
      <style:text-properties style:font-name="Georgia1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Georgia1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Georgia1" fo:font-weight="bold" style:font-weight-asian="bold" style:font-weight-complex="bold"/>
    </style:style>
    <style:style style:name="P7" style:family="paragraph" style:parent-style-name="Table_20_Contents">
      <style:text-properties style:font-name="Georgia1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Georgia1" fo:language="en" fo:country="US"/>
    </style:style>
    <style:style style:name="P11" style:family="paragraph" style:parent-style-name="Table_20_Contents">
      <style:paragraph-properties fo:text-align="justify" style:justify-single-word="false"/>
      <style:text-properties style:font-name="Georgia1"/>
    </style:style>
    <style:style style:name="P12" style:family="paragraph" style:parent-style-name="Table_20_Contents">
      <style:paragraph-properties fo:text-align="center" style:justify-single-word="false"/>
      <style:text-properties style:font-name="Georgia1" fo:font-style="italic" style:font-style-asian="italic" style:font-style-complex="italic"/>
    </style:style>
    <style:style style:name="P13" style:family="paragraph" style:parent-style-name="Table_20_Contents">
      <style:paragraph-properties fo:text-align="justify" style:justify-single-word="false"/>
      <style:text-properties style:font-name="Georgia1" fo:language="ru" fo:country="RU" fo:font-style="italic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Georgia1" fo:language="ru" fo:country="RU" fo:font-style="italic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Georgia1" fo:font-style="italic" style:font-style-asian="italic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">ФИО</text:p>
          </table:table-cell>
          <table:table-cell table:style-name="Таблица3.A1" office:value-type="string">
            <text:p text:style-name="P7"/>
          </table:table-cell>
          <table:table-cell table:style-name="Таблица3.C1" table:number-rows-spanned="3" office:value-type="string">
            <text:p text:style-name="P4">ОЦЕНКА</text:p>
          </table:table-cell>
        </table:table-row>
        <table:table-row>
          <table:table-cell table:style-name="Таблица3.A2" office:value-type="string">
            <text:p text:style-name="P5">ГРУППА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КУРС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ВАРИАНТ</text:p>
          </table:table-cell>
          <table:table-cell table:style-name="Таблица3.A2" office:value-type="string">
            <text:p text:style-name="P7"/>
          </table:table-cell>
          <table:table-cell table:style-name="Таблица3.C4" office:value-type="string">
            <text:p text:style-name="P4">ДАТА</text:p>
          </table:table-cell>
        </table:table-row>
        <table:table-row>
          <table:table-cell table:style-name="Таблица3.A5" office:value-type="string">
            <text:p text:style-name="P4"/>
          </table:table-cell>
          <table:table-cell table:style-name="Таблица3.A5" office:value-type="string">
            <text:p text:style-name="P8">Заполняется студентом</text:p>
          </table:table-cell>
          <table:table-cell table:style-name="Таблица3.A5" office:value-type="string">
            <text:p text:style-name="P9">Заполняется преподавателем</text:p>
          </table:table-cell>
        </table:table-row>
      </table:table>
      <text:p text:style-name="Text_20_body"/>
      <text:p text:style-name="Text_20_body"/>
      <text:p text:style-name="P1">Лабораторная работа №2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Задача</text:p>
          </table:table-cell>
          <table:table-cell table:style-name="Таблица1.B1" office:value-type="string">
            <text:p text:style-name="P6">Результаты</text:p>
          </table:table-cell>
        </table:table-row>
        <table:table-row>
          <table:table-cell table:style-name="Таблица1.A5" office:value-type="string">
            <text:p text:style-name="P10">a)</text:p>
          </table:table-cell>
          <table:table-cell table:style-name="Таблица1.B5" office:value-type="string">
            <text:p text:style-name="P3">График решения методом конечных разностей задачи с линейным уравнением Эйлера при <draw:frame draw:style-name="fr1" draw:name="Объект1" text:anchor-type="as-char" svg:y="-0.377cm" svg:width="1.358cm" svg:height="0.469cm" draw:z-index="0"><draw:object xlink:href="./Object 1" xlink:type="simple" xlink:show="embed" xlink:actuate="onLoad"/><draw:image xlink:href="./ObjectReplacements/Object 1" xlink:type="simple" xlink:show="embed" xlink:actuate="onLoad"/></draw:frame>:</text:p>
            <text:p text:style-name="P14">&lt;Вставьте график&gt;</text:p>
            <text:p text:style-name="P13"><text:span text:style-name="T2">Норма разности равна: </text:span>&lt;Вставьте значение&gt;</text:p>
          </table:table-cell>
        </table:table-row>
        <table:table-row>
          <table:table-cell table:style-name="Таблица1.A5" office:value-type="string">
            <text:p text:style-name="P10">b)</text:p>
          </table:table-cell>
          <table:table-cell table:style-name="Таблица1.B5" office:value-type="string">
            <text:p text:style-name="P3">График решения методом конечных разностей задачи общего вида<text:span text:style-name="T1"> п</text:span><text:span text:style-name="T1"><draw:frame draw:style-name="fr1" draw:name="Объект2" text:anchor-type="as-char" svg:y="-0.377cm" svg:width="1.358cm" svg:height="0.46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ри</text:span> :</text:p>
            <text:p text:style-name="P14">&lt;Вставьте график&gt;</text:p>
            <text:p text:style-name="P13"><text:span text:style-name="T2">Норма разности равна: </text:span>&lt;Вставьте значение&gt;</text:p>
          </table:table-cell>
        </table:table-row>
        <table:table-row>
          <table:table-cell table:style-name="Таблица1.A4" office:value-type="string">
            <text:p text:style-name="P10">b)</text:p>
          </table:table-cell>
          <table:table-cell table:style-name="Таблица1.B4" office:value-type="string">
            <text:p text:style-name="P11">Аналитическое решение при помощи необходимого условия (уравнения Эйлера) :</text:p>
            <text:p text:style-name="P12">&lt;Запишите ход решения&gt;</text:p>
            <text:p text:style-name="P11">Сравнительный график точного и приближенного решений :</text:p>
            <text:p text:style-name="P12">&lt;Вставьте график&gt;</text:p>
          </table:table-cell>
        </table:table-row>
        <table:table-row>
          <table:table-cell table:style-name="Таблица1.A5" office:value-type="string">
            <text:p text:style-name="P10">b)</text:p>
          </table:table-cell>
          <table:table-cell table:style-name="Таблица1.B5" office:value-type="string">
            <text:p text:style-name="P11">Повышение точности предыдущего решения на порядок дает следующий результат:</text:p>
            <text:p text:style-name="P14">&lt;Вставьте график&gt;</text:p>
            <text:p text:style-name="P13"><text:span text:style-name="T2">Норма разности равна: </text:span>&lt;Вставьте значение&gt;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u Welf</meta:initial-creator>
    <meta:creation-date>2012-02-16T14:19:20.60</meta:creation-date>
    <dc:date>2012-03-14T19:48:30.64</dc:date>
    <dc:creator>Grau Welf</dc:creator>
    <meta:editing-duration>PT12M43S</meta:editing-duration>
    <meta:editing-cycles>14</meta:editing-cycles>
    <meta:generator>LibreOffice/3.4$Win32 LibreOffice_project/340m1$Build-302</meta:generator>
    <meta:document-statistic meta:table-count="2" meta:image-count="0" meta:object-count="2" meta:page-count="1" meta:paragraph-count="28" meta:word-count="93" meta:character-count="690" meta:non-whitespace-character-count="624"/>
  </office:meta>
</office:document-meta>
</file>

<file path=Object 1/content.xml><?xml version="1.0" encoding="utf-8"?>
<math xmlns="http://www.w3.org/1998/Math/MathML">
  <semantics>
    <mrow>
      <mrow>
        <mi>N</mi>
        <mo stretchy="false">=</mo>
        <mn>10</mn>
      </mrow>
    </mrow>
    <annotation encoding="StarMath 5.0">N = 10</annotation>
  </semantics>
</math>
</file>

<file path=Object 2/content.xml><?xml version="1.0" encoding="utf-8"?>
<math xmlns="http://www.w3.org/1998/Math/MathML">
  <semantics>
    <mrow>
      <mrow>
        <mi>N</mi>
        <mo stretchy="false">=</mo>
        <mn>10</mn>
      </mrow>
    </mrow>
    <annotation encoding="StarMath 5.0">N = 10</annotation>
  </semantics>
</math>
</file>